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20.00%" fo:text-align="left" fo:margin-bottom="7.00pt"/>
    </style:style>
    <style:style style:name="P2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5" style:family="paragraph">
      <style:paragraph-properties fo:line-height="100.00%" fo:text-align="left" fo:margin-left="2.70pt" fo:text-indent="-2.70pt">
        <style:tab-stops>
          <style:tab-stop style:position="495.90pt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left="2.70pt" fo:text-indent="-2.70pt">
        <style:tab-stops>
          <style:tab-stop style:position="495.90pt"/>
        </style:tab-stops>
      </style:paragraph-properties>
    </style:style>
    <style:style style:name="P8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11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18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21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24" style:family="paragraph">
      <style:paragraph-properties fo:line-height="100.00%" fo:text-align="left" fo:margin-left="2.70pt" fo:text-indent="-2.70pt">
        <style:tab-stops>
          <style:tab-stop style:position="495.90pt"/>
        </style:tab-stops>
      </style:paragraph-properties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00.00%" fo:text-align="left" fo:margin-left="2.70pt" fo:text-indent="-2.70pt">
        <style:tab-stops>
          <style:tab-stop style:position="495.90pt"/>
        </style:tab-stops>
      </style:paragraph-properties>
    </style:style>
    <style:style style:name="P27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30" style:family="paragraph">
      <style:paragraph-properties fo:line-height="100.00%" fo:text-align="left"/>
    </style:style>
    <style:style style:name="P31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32" style:family="paragraph">
      <style:paragraph-properties fo:line-height="100.00%" fo:text-align="left"/>
    </style:style>
    <style:style style:name="P33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34" style:family="paragraph">
      <style:paragraph-properties fo:line-height="100.00%" fo:text-align="left"/>
    </style:style>
    <style:style style:name="P35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36" style:family="paragraph">
      <style:paragraph-properties fo:line-height="120.00%" fo:text-align="left" fo:margin-bottom="7.00pt"/>
    </style:style>
    <style:style style:name="TableColumn0100" style:family="table-column">
      <style:table-column-properties style:column-width="2.757639in"/>
    </style:style>
    <style:style style:name="TableColumn0101" style:family="table-column">
      <style:table-column-properties style:column-width="4.167361in"/>
    </style:style>
    <style:style style:name="Table01" style:family="table">
      <style:table-properties style:width="6.925000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Row0102" style:family="table-row">
      <style:table-row-properties style:min-row-height="0.583333in"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6" style:family="table-row">
      <style:table-row-properties style:min-row-height="0.927083in"/>
    </style:style>
    <style:style style:name="TableCell0106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6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7" style:family="table-row">
      <style:table-row-properties/>
    </style:style>
    <style:style style:name="TableCell0107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7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8" style:family="table-row">
      <style:table-row-properties/>
    </style:style>
    <style:style style:name="TableCell0108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80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Row0109" style:family="table-row">
      <style:table-row-properties/>
    </style:style>
    <style:style style:name="TableCell0109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9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0" style:family="table-row">
      <style:table-row-properties/>
    </style:style>
    <style:style style:name="TableCell011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1" style:family="table-row">
      <style:table-row-properties/>
    </style:style>
    <style:style style:name="TableCell011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2" style:family="table-row">
      <style:table-row-properties/>
    </style:style>
    <style:style style:name="TableCell011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</office:automatic-styles>
  <office:body>
    <office:text>
      <text:p text:style-name="P1"><text:span text:style-name="T1">Ответы</text:span><text:span text:style-name="T2"><text:s/></text:span><text:span text:style-name="T3">нужно</text:span><text:span text:style-name="T4"><text:s/></text:span><text:span text:style-name="T5">давать</text:span><text:span text:style-name="T6"><text:s/></text:span><text:span text:style-name="T7">лаконичные</text:span><text:span text:style-name="T8">,<text:s/></text:span><text:span text:style-name="T9">достаточно</text:span><text:span text:style-name="T10"><text:s/></text:span><text:span text:style-name="T11">продемонстрировать</text:span><text:span text:style-name="T12"><text:s/></text:span><text:span text:style-name="T13">понимание</text:span><text:span text:style-name="T14"><text:s/></text:span><text:span text:style-name="T15">предмета</text:span><text:span text:style-name="T16">.</text:span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3"><text:span text:style-name="T18">Ф</text:span><text:span text:style-name="T19">.</text:span><text:span text:style-name="T20">И</text:span><text:span text:style-name="T21">.</text:span><text:span text:style-name="T22">О</text:span><text:span text:style-name="T23">.</text:span><text:span text:style-name="T24"/></text:p>
          </table:table-cell>
          <table:table-cell table:style-name="TableCell010001">
            <text:p text:style-name="P3"><text:span text:style-name="T25">Бисаев Денис Балаудинович</text:span><text:span text:style-name="T26"/></text:p>
          </table:table-cell>
        </table:table-row>
        <table:table-row table:style-name="TableRow0101">
          <table:table-cell table:style-name="TableCell010100" table:number-columns-spanned="2">
            <text:p text:style-name="P6"><text:span text:style-name="T27">Java</text:span><text:span text:style-name="T28"/></text:p>
          </table:table-cell>
          <table:covered-table-cell/>
        </table:table-row>
        <table:table-row table:style-name="TableRow0102">
          <table:table-cell table:style-name="TableCell010200">
            <text:p text:style-name="P9"><text:span text:style-name="T29">Что</text:span><text:span text:style-name="T30"><text:s/></text:span><text:span text:style-name="T31">такое</text:span><text:span text:style-name="T32"><text:s/></text:span><text:span text:style-name="T33">переопределение</text:span><text:span text:style-name="T34"><text:s/></text:span><text:span text:style-name="T35">метода</text:span><text:span text:style-name="T36">?</text:span><text:span text:style-name="T37"/></text:p>
          </table:table-cell>
          <table:table-cell table:style-name="TableCell010201">
            <text:p text:style-name="P9"><text:span text:style-name="T38">Это кода в дочернем классе прописывается метод с такой же сигнатурой как и в родительском, и при вызове метода в дочернем классе будет вызыватся именно этот метот</text:span><text:span text:style-name="T39"/></text:p>
          </table:table-cell>
        </table:table-row>
        <table:table-row table:style-name="TableRow0103">
          <table:table-cell table:style-name="TableCell010300">
            <text:p text:style-name="P12"><text:span text:style-name="T40">Какие</text:span><text:span text:style-name="T41"><text:s/></text:span><text:span text:style-name="T42">бывают</text:span><text:span text:style-name="T43"><text:s/></text:span><text:span text:style-name="T44">виды</text:span><text:span text:style-name="T45"><text:s/></text:span><text:span text:style-name="T46">классов</text:span><text:span text:style-name="T47">?</text:span><text:span text:style-name="T48"/></text:p>
          </table:table-cell>
          <table:table-cell table:style-name="TableCell010301">
            <text:p text:style-name="P12"><text:span text:style-name="T49">Обычный, абстрактный, финализированный, перечисление, </text:span></text:p>
            <text:p text:style-name="P12"><text:span text:style-name="T49">интерфейс, вложенные классы они же деляться на прстой вложенный, статический, локальный, анонимный</text:span><text:span text:style-name="T50"/></text:p>
          </table:table-cell>
        </table:table-row>
        <table:table-row table:style-name="TableRow0104">
          <table:table-cell table:style-name="TableCell010400">
            <text:p text:style-name="P14"><text:span text:style-name="T51">Как</text:span><text:span text:style-name="T52"><text:s/></text:span><text:span text:style-name="T53">и</text:span><text:span text:style-name="T54"><text:s/></text:span><text:span text:style-name="T55">зачем</text:span><text:span text:style-name="T56"><text:s/></text:span><text:span text:style-name="T57">можно</text:span><text:span text:style-name="T58"><text:s/></text:span><text:span text:style-name="T59">использовать</text:span><text:span text:style-name="T60"><text:s/></text:span><text:span text:style-name="T61">модификатор</text:span><text:span text:style-name="T62"><text:s/>final?</text:span><text:span text:style-name="T63"/></text:p>
          </table:table-cell>
          <table:table-cell table:style-name="TableCell010401">
            <text:p text:style-name="P14"><text:span text:style-name="T64">finaly<text:s/></text:span><text:span text:style-name="T65">можно приминить к классу (нельзя от него наследоваться), к полю (после инициализации нельзя его изменять) или к методу (нельзя его переопределить)</text:span><text:span text:style-name="T66"/></text:p>
          </table:table-cell>
        </table:table-row>
        <table:table-row table:style-name="TableRow0105">
          <table:table-cell table:style-name="TableCell010500">
            <text:p text:style-name="P16"><text:span text:style-name="T67">Какие</text:span><text:span text:style-name="T68"><text:s/></text:span><text:span text:style-name="T69">есть</text:span><text:span text:style-name="T70"><text:s/></text:span><text:span text:style-name="T71">варианты</text:span><text:span text:style-name="T72"><text:s/></text:span><text:span text:style-name="T73">использования</text:span><text:span text:style-name="T74"><text:s/></text:span><text:span text:style-name="T75">ключевого</text:span><text:span text:style-name="T76"><text:s/></text:span><text:span text:style-name="T77">слова</text:span><text:span text:style-name="T78"><text:s/>try?</text:span><text:span text:style-name="T79"/></text:p>
          </table:table-cell>
          <table:table-cell table:style-name="TableCell010501">
            <text:p text:style-name="P16"><text:span text:style-name="T80">блоки try catch, try c ресурсами, или пробрасывать исключение вверх с помощью throws</text:span><text:span text:style-name="T81"/></text:p>
          </table:table-cell>
        </table:table-row>
        <table:table-row table:style-name="TableRow0106">
          <table:table-cell table:style-name="TableCell010600">
            <text:p text:style-name="P19"><text:span text:style-name="T82">Какие</text:span><text:span text:style-name="T83"><text:s/></text:span><text:span text:style-name="T84">есть</text:span><text:span text:style-name="T85"><text:s/></text:span><text:span text:style-name="T86">стандартные</text:span><text:span text:style-name="T87"><text:s/></text:span><text:span text:style-name="T88">реализации</text:span><text:span text:style-name="T89"><text:s/></text:span><text:span text:style-name="T90">интерфейса</text:span><text:span text:style-name="T91"><text:s/>List<text:s/></text:span><text:span text:style-name="T92">и</text:span><text:span text:style-name="T93"><text:s/></text:span><text:span text:style-name="T94">в</text:span><text:span text:style-name="T95"><text:s/></text:span><text:span text:style-name="T96">каких</text:span><text:span text:style-name="T97"><text:s/></text:span><text:span text:style-name="T98">ситуациях</text:span><text:span text:style-name="T99"><text:s/></text:span><text:span text:style-name="T100">их</text:span><text:span text:style-name="T101"><text:s/></text:span><text:span text:style-name="T102">нужно</text:span><text:span text:style-name="T103"><text:s/></text:span><text:span text:style-name="T104">использовать</text:span><text:span text:style-name="T105">?</text:span><text:span text:style-name="T106"/></text:p>
          </table:table-cell>
          <table:table-cell table:style-name="TableCell010601">
            <text:p text:style-name="P19"><text:span text:style-name="T107">ArrayList -<text:s/></text:span><text:span text:style-name="T108">под капотом обычный массив,есть доступ к элементам по индексу, не любит большоие количества операции вставки/удаления в середине или в начале так так сдвигаются все элементы массива справа</text:span></text:p>
            <text:p text:style-name="P19"><text:span text:style-name="T109">LinkedList<text:s text:c="2"/>-<text:s/></text:span><text:span text:style-name="T110">двухсвязанный список<text:s text:c="2"/>отлично подходит для операции вставки удаления но не любить получать данные по индексу так как проходит по всем элементам от начала до указанного элемента</text:span><text:span text:style-name="T111"/></text:p>
          </table:table-cell>
        </table:table-row>
        <table:table-row table:style-name="TableRow0107">
          <table:table-cell table:style-name="TableCell010700">
            <text:p text:style-name="P22"><text:span text:style-name="T112">В</text:span><text:span text:style-name="T113"><text:s/></text:span><text:span text:style-name="T114">чём</text:span><text:span text:style-name="T115"><text:s/></text:span><text:span text:style-name="T116">основная</text:span><text:span text:style-name="T117"><text:s/></text:span><text:span text:style-name="T118">идея</text:span><text:span text:style-name="T119"><text:s/></text:span><text:span text:style-name="T120">стримов</text:span><text:span text:style-name="T121"><text:s/></text:span><text:span text:style-name="T122">из</text:span><text:span text:style-name="T123"><text:s/></text:span><text:span text:style-name="T124">пакета</text:span><text:span text:style-name="T125"><text:s/>java.util.stream?</text:span><text:span text:style-name="T126"/></text:p>
          </table:table-cell>
          <table:table-cell table:style-name="TableCell010701">
            <text:p text:style-name="P22"><text:span text:style-name="T127">на идеи функционального программирования</text:span><text:span text:style-name="T128"/></text:p>
          </table:table-cell>
        </table:table-row>
        <table:table-row table:style-name="TableRow0108">
          <table:table-cell table:style-name="TableCell010800" table:number-columns-spanned="2">
            <text:p text:style-name="P25"><text:span text:style-name="T129">Разное</text:span><text:span text:style-name="T130"/></text:p>
          </table:table-cell>
          <table:covered-table-cell/>
        </table:table-row>
        <table:table-row table:style-name="TableRow0109">
          <table:table-cell table:style-name="TableCell010900">
            <text:p text:style-name="P28"><text:span text:style-name="T131">Каким</text:span><text:span text:style-name="T132"><text:s/></text:span><text:span text:style-name="T133">критериям</text:span><text:span text:style-name="T134"><text:s/></text:span><text:span text:style-name="T135">должна</text:span><text:span text:style-name="T136"><text:s/></text:span><text:span text:style-name="T137">удовлетворять</text:span><text:span text:style-name="T138"><text:s/></text:span><text:span text:style-name="T139">«</text:span><text:span text:style-name="T140">хорошая</text:span><text:span text:style-name="T141">»<text:s/></text:span><text:span text:style-name="T142">хэш</text:span><text:span text:style-name="T143">-</text:span><text:span text:style-name="T144">функция</text:span><text:span text:style-name="T145">?</text:span><text:span text:style-name="T146"/></text:p>
          </table:table-cell>
          <table:table-cell table:style-name="TableCell010901">
            <text:p text:style-name="P28"><text:span text:style-name="T147">быстрое вычисление и минимальное количество<text:s/></text:span><text:span text:style-name="T148">«</text:span><text:span text:style-name="T149">коллизий</text:span><text:span text:style-name="T150">» (</text:span><text:span text:style-name="T151">идеально - отсутствие коллизий)</text:span><text:span text:style-name="T152"/></text:p>
          </table:table-cell>
        </table:table-row>
        <table:table-row table:style-name="TableRow0110">
          <table:table-cell table:style-name="TableCell011000">
            <text:p text:style-name="P30"><text:span text:style-name="T153">В</text:span><text:span text:style-name="T154"><text:s/></text:span><text:span text:style-name="T155">чём</text:span><text:span text:style-name="T156"><text:s/></text:span><text:span text:style-name="T157">причина</text:span><text:span text:style-name="T158"><text:s/></text:span><text:span text:style-name="T159">популярности</text:span><text:span text:style-name="T160"><text:s/></text:span><text:span text:style-name="T161">и</text:span><text:span text:style-name="T162"><text:s/></text:span><text:span text:style-name="T163">широкого</text:span><text:span text:style-name="T164"><text:s/></text:span><text:span text:style-name="T165">распространения</text:span><text:span text:style-name="T166"><text:s/></text:span><text:span text:style-name="T167">кодировки</text:span><text:span text:style-name="T168"><text:s/>UTF-8?</text:span><text:span text:style-name="T169"/></text:p>
          </table:table-cell>
          <table:table-cell table:style-name="TableCell011001">
            <text:p text:style-name="P30"><text:span text:style-name="T169">UTF-8<text:s/></text:span><text:span text:style-name="T170">обеспечивает наилучшую совместимость со старыми системами, использовавшими 8-битные символы. Для кодирования одного символа в UTF-8 реально используется от 1 до 4 байт (гипотетически можно и до 6 байт).</text:span><text:span text:style-name="T171"/></text:p>
          </table:table-cell>
        </table:table-row>
        <table:table-row table:style-name="TableRow0111">
          <table:table-cell table:style-name="TableCell011100">
            <text:p text:style-name="P32"><text:span text:style-name="T172">Сравните</text:span><text:span text:style-name="T173"><text:s/></text:span><text:span text:style-name="T174">форматы</text:span><text:span text:style-name="T175"><text:s/>XML<text:s/></text:span><text:span text:style-name="T176">и</text:span><text:span text:style-name="T177"><text:s/>JSON.<text:s/></text:span><text:span text:style-name="T178">Когда</text:span><text:span text:style-name="T179"><text:s/></text:span><text:span text:style-name="T180">какой</text:span><text:span text:style-name="T181"><text:s/></text:span><text:span text:style-name="T182">использовать</text:span><text:span text:style-name="T183">?</text:span><text:span text:style-name="T184"/></text:p>
          </table:table-cell>
          <table:table-cell table:style-name="TableCell011101">
            <text:p text:style-name="P32"><text:span text:style-name="T184">JSON<text:s/></text:span><text:span text:style-name="T185">требует меньше кода и имеет меньший размер, что ускоряет обработку и передачу данных</text:span></text:p>
            <text:p text:style-name="P32"><text:span text:style-name="T185">XML остается легко читаемой, даже при больших массивов информации.</text:span><text:span text:style-name="T186"/></text:p>
          </table:table-cell>
        </table:table-row>
        <table:table-row table:style-name="TableRow0112">
          <table:table-cell table:style-name="TableCell011200">
            <text:p text:style-name="P34"><text:span text:style-name="T187">Опишите</text:span><text:span text:style-name="T188"><text:s/></text:span><text:span text:style-name="T189">что</text:span><text:span text:style-name="T190"><text:s/></text:span><text:span text:style-name="T191">будет</text:span><text:span text:style-name="T192"><text:s/></text:span><text:span text:style-name="T193">происходить</text:span><text:span text:style-name="T194"><text:s/></text:span><text:span text:style-name="T195">«</text:span><text:span text:style-name="T196">под</text:span><text:span text:style-name="T197"><text:s/></text:span><text:span text:style-name="T198">капотом</text:span><text:span text:style-name="T199">»<text:s/></text:span><text:span text:style-name="T200">после</text:span><text:span text:style-name="T201"><text:s/></text:span><text:span text:style-name="T202">ввода</text:span><text:span text:style-name="T203"><text:s/></text:span><text:span text:style-name="T204">адреса</text:span><text:span text:style-name="T205"><text:s/></text:span><text:span text:style-name="T206">сайта</text:span><text:span text:style-name="T207"><text:s/></text:span><text:span text:style-name="T208">в</text:span><text:span text:style-name="T209"><text:s/></text:span><text:span text:style-name="T210">браузере</text:span><text:span text:style-name="T211"><text:s/></text:span><text:span text:style-name="T212">и</text:span><text:span text:style-name="T213"><text:s/></text:span><text:span text:style-name="T214">нажатия</text:span><text:span text:style-name="T215"><text:s/>Enter?</text:span><text:span text:style-name="T216"/></text:p>
          </table:table-cell>
          <table:table-cell table:style-name="TableCell011201">
            <text:p text:style-name="P34"><text:span text:style-name="T216"/></text:p>
          </table:table-cell>
        </table:table-row>
      </table:table>
      <text:p text:style-name="P36"><text:span text:style-name="T21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